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o.taxes_included&quot;&gt;">If vat discriminated</text:text-input></text:span><text:span text:style-name="T73"><text:text-input text:description="&lt;for each=&quot;line2 in line.invoice_line_tax_ids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report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report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report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partner_id.commercial_partner_id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09:57:40.893274411</dc:date>
    <meta:editing-duration>P2DT26M48S</meta:editing-duration>
    <meta:editing-cycles>386</meta:editing-cycles>
    <meta:generator>LibreOffice/5.1.4.2$Linux_X86_64 LibreOffice_project/10m0$Build-2</meta:generator>
    <meta:document-statistic meta:table-count="6" meta:image-count="0" meta:object-count="0" meta:page-count="1" meta:paragraph-count="85" meta:word-count="386" meta:character-count="2011" meta:non-whitespace-character-count="1904"/>
  </office:meta>
</office:document-meta>
</file>